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fo:min-height="6.75cm" fo:min-width="12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2.754cm" fo:padding-top="0.123cm" fo:padding-bottom="0.123cm" fo:padding-left="0.251cm" fo:padding-right="0.251cm" fo:wrap-option="wrap" draw:shadow="hidden"/>
    </style:style>
    <style:style style:name="gr5" style:family="graphic" style:parent-style-name="CodeBox">
      <style:graphic-properties fo:min-height="6.25cm" fo:min-width="12.574cm"/>
    </style:style>
    <style:style style:name="gr6" style:family="graphic" style:parent-style-name="CodeBox">
      <style:graphic-properties draw:fill="solid" draw:fill-color="#ffcc99" fo:min-height="7.25cm" fo:min-width="12.574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91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9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4c4c4c" draw:textarea-horizontal-align="center" draw:textarea-vertical-align="middle"/>
    </style:style>
    <style:style style:name="gr11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13" style:family="graphic" style:parent-style-name="CodeBox">
      <style:graphic-properties draw:fill="solid" draw:fill-color="#ffcc99" fo:min-height="8.875cm" fo:min-width="16.299cm"/>
    </style:style>
    <style:style style:name="gr14" style:family="graphic" style:parent-style-name="CodeBox">
      <style:graphic-properties fo:min-height="5.05cm" fo:min-width="16.766cm"/>
    </style:style>
    <style:style style:name="gr15" style:family="graphic" style:parent-style-name="CodeBox">
      <style:graphic-properties fo:min-height="3.75cm" fo:min-width="16.766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padding-top="0.123cm" fo:padding-bottom="0.123cm" fo:padding-left="0.251cm" fo:padding-right="0.251cm" fo:wrap-option="wrap" draw:shadow="hidden"/>
    </style:style>
    <style:style style:name="gr17" style:family="graphic" style:parent-style-name="CodeBox">
      <style:graphic-properties fo:min-height="6.25cm" fo:min-width="9.872cm"/>
    </style:style>
    <style:style style:name="gr18" style:family="graphic" style:parent-style-name="CodeBox">
      <style:graphic-properties draw:fill="solid" draw:fill-color="#ffcc99" fo:min-height="5.036cm" fo:min-width="8.799cm"/>
    </style:style>
    <style:style style:name="gr19" style:family="graphic" style:parent-style-name="CodeBox">
      <style:graphic-properties fo:min-height="4.75cm" fo:min-width="8.39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3.754cm" fo:padding-top="0.123cm" fo:padding-bottom="0.123cm" fo:padding-left="0.251cm" fo:padding-right="0.251cm" fo:wrap-option="wrap" draw:shadow="hidden"/>
    </style:style>
    <style:style style:name="gr21" style:family="graphic" style:parent-style-name="CodeBox">
      <style:graphic-properties draw:fill="solid" draw:fill-color="#ffcc99" fo:min-height="6.25cm" fo:min-width="6.2cm"/>
    </style:style>
    <style:style style:name="gr22" style:family="graphic" style:parent-style-name="CodeBox">
      <style:graphic-properties fo:min-height="6.434cm" fo:min-width="19.824cm"/>
    </style:style>
    <style:style style:name="gr23" style:family="graphic" style:parent-style-name="SmallSlideNote">
      <style:graphic-properties fo:min-height="1.15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CodeBox">
      <style:graphic-properties fo:min-height="6.434cm" fo:min-width="13.5cm"/>
    </style:style>
    <style:style style:name="gr26" style:family="graphic" style:parent-style-name="CodeBox">
      <style:graphic-properties draw:fill="solid" draw:fill-color="#ffcc99" fo:min-height="0.75cm" fo:min-width="24.5cm"/>
    </style:style>
    <style:style style:name="gr27" style:family="graphic" style:parent-style-name="CodeBox">
      <style:graphic-properties draw:fill="solid" draw:fill-color="#ffcc99" fo:min-height="4.065cm" fo:min-width="6.3cm"/>
    </style:style>
    <style:style style:name="gr28" style:family="graphic" style:parent-style-name="CodeBox">
      <style:graphic-properties fo:min-height="6.434cm" fo:min-width="12.498cm"/>
    </style:style>
    <style:style style:name="gr29" style:family="graphic" style:parent-style-name="SmallSlideNote">
      <style:graphic-properties fo:min-height="2.249cm"/>
    </style:style>
    <style:style style:name="gr30" style:family="graphic" style:parent-style-name="CodeBox">
      <style:graphic-properties fo:min-height="7.796cm" fo:min-width="20.324cm"/>
    </style:style>
    <style:style style:name="gr31" style:family="graphic" style:parent-style-name="CodeBox">
      <style:graphic-properties draw:fill="solid" draw:fill-color="#ffcc99" fo:min-height="7.796cm" fo:min-width="19.824cm"/>
    </style:style>
    <style:style style:name="gr32" style:family="graphic" style:parent-style-name="CodeBox">
      <style:graphic-properties fo:min-height="7.365cm" fo:min-width="16.324cm"/>
    </style:style>
    <style:style style:name="gr33" style:family="graphic" style:parent-style-name="CodeBox">
      <style:graphic-properties fo:min-height="8.296cm" fo:min-width="14.79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24pt" style:font-size-asian="18pt" style:font-size-complex="18pt"/>
    </style:style>
    <style:style style:name="P9" style:family="paragraph">
      <style:text-properties fo:font-size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4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5" style:family="text">
      <style:text-properties fo:color="#ffffff" fo:font-family="'Arial Narrow'" style:font-family-generic="swiss" style:font-pitch="variable" fo:font-size="18pt" fo:language="en" fo:country="GB" fo:text-shadow="1pt 1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s, Classes, and Lifetim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rive class design from object use, ala TDD</text:p>
              </text:list-item>
              <text:list-item>
                <text:p>ctor dtor</text:p>
              </text:list-item>
              <text:list-item>
                <text:p>use cerr for debug/diag output</text:p>
              </text:list-item>
              <text:list-item>
                <text:p>3 storage classes</text:p>
              </text:list-item>
              <text:list-item>
                <text:p>be opinionated about stack usage and bald pointers</text:p>
              </text:list-item>
              <text:list-item>
                <text:p>copy constructor and copy assignment</text:p>
              </text:list-item>
              <text:list-item>
                <text:p>smart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n object should be created with access to all the values and other objects it needs</text:p>
              </text:list-item>
              <text:list-item>
                <text:p>tests help you determine this</text:p>
              </text:list-item>
            </text:list>
          </draw:text-box>
        </draw:frame>
        <draw:custom-shape draw:style-name="gr2" draw:text-style-name="P2" draw:layer="layout" svg:width="13.074cm" svg:height="7.921cm" svg:x="14.535cm" svg:y="9.15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074cm" svg:height="7.842cm" svg:x="0.914cm" svg:y="9.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.295cm" svg:x="20.3cm" svg:y="16.9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cm" svg:x="6.7cm" svg:y="17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 constructor has the same name as the class</text:p>
              </text:list-item>
            </text:list>
          </draw:text-box>
        </draw:frame>
        <draw:custom-shape draw:style-name="gr5" draw:text-style-name="P2" draw:layer="layout" svg:width="13.074cm" svg:height="6.5cm" svg:x="5.127cm" svg:y="5.6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99cm" svg:height="8.773cm" svg:x="8.701cm" svg:y="11.375cm">
          <text:p><text:span text:style-name="T1">#ifndef DATE_INCLUDED</text:span></text:p>
          <text:p><text:span text:style-name="T1">#define DATE_INCLUDED</text:span></text:p>
          <text:p><text:span text:style-name="T2"/></text:p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242cm" svg:height="1.173cm" svg:x="14.555cm" svg:y="4.578cm">
          <text:p text:style-name="P4"><text:span text:style-name="T5">date_tests.cp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616cm" svg:height="1.451cm" svg:x="23cm" svg:y="10.3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5.1cm" svg:y1="9.5cm" svg:x2="3.1cm" svg:y2="9.5cm">
          <text:p/>
        </draw:line>
        <draw:line draw:style-name="gr9" draw:text-style-name="P7" draw:layer="layout" svg:x1="3.1cm" svg:y1="9.5cm" svg:x2="3.1cm" svg:y2="17cm">
          <text:p/>
        </draw:line>
        <draw:line draw:style-name="gr10" draw:text-style-name="P7" draw:layer="layout" svg:x1="5.2cm" svg:y1="9.5cm" svg:x2="6.2cm" svg:y2="9.5cm">
          <text:p/>
        </draw:line>
        <draw:line draw:style-name="gr9" draw:text-style-name="P7" draw:layer="layout" svg:x1="3.1cm" svg:y1="17.1cm" svg:x2="8.6cm" svg:y2="17.1cm">
          <text:p/>
        </draw:line>
        <draw:line draw:style-name="gr11" draw:text-style-name="P7" draw:layer="layout" svg:x1="8.8cm" svg:y1="17.064cm" svg:x2="10.8cm" svg:y2="17.06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efine constructors using the<text:line-break/>: member(initialization) syntax</text:p>
              </text:list-item>
            </text:list>
          </draw:text-box>
        </draw:frame>
        <draw:custom-shape draw:style-name="gr12" draw:text-style-name="P8" draw:layer="layout" svg:width="4.353cm" svg:height="2.291cm" svg:x="1.747cm" svg:y="15.722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6.799cm" svg:height="9.125cm" svg:x="2cm" svg:y="6.375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private:</text:span></text:p>
          <text:p><text:span text:style-name="T1"><text:s text:c="4"/></text:span><text:span text:style-name="T1">int ccyy;</text:span></text:p>
          <text:p><text:span text:style-name="T1"><text:s text:c="4"/></text:span><text:span text:style-name="T1">int mm;</text:span></text:p>
          <text:p><text:span text:style-name="T1"><text:s text:c="4"/></text:span><text:span text:style-name="T1">int dd;</text:span></text:p>
          <text:p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266cm" svg:height="5.3cm" svg:x="8.5cm" svg:y="13.311cm">
          <text:p><text:span text:style-name="T1">#include “date.hpp”</text:span></text:p>
          <text:p><text:span text:style-name="T1"/></text:p>
          <text:p><text:span text:style-name="T1">date::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16cm" svg:height="1.451cm" svg:x="23.425cm" svg:y="12cm">
          <text:p text:style-name="P4"><text:span text:style-name="T5">date.cp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mmon Mistak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4" draw:text-style-name="P3" draw:layer="layout" svg:width="17.266cm" svg:height="5.3cm" svg:x="2.234cm" svg:y="3.5cm">
          <text:p><text:span text:style-name="T1">//#include “date.hpp”</text:span></text:p>
          <text:p><text:span text:style-name="T1"/></text:p>
          <text:p><text:span text:style-name="T1">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9.6cm">
          <text:p><text:span text:style-name="T1">date::date(int ccyy, int mm, int dd)</text:span></text:p>
          <text:p><text:span text:style-name="T1"><text:s text:c="2"/></text:span><text:span text:style-name="T1">: ccyy=ccyy, mm=mm, dd=dd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14.4cm">
          <text:p><text:span text:style-name="T1">date::date(int ccyy, int mm, int dd)</text:span></text:p>
          <text:p><text:span text:style-name="T1">{</text:span></text:p>
          <text:p><text:span text:style-name="T1"><text:s text:c="2"/></text:span><text:span text:style-name="T1">: ccyy(ccyy), mm(mm), dd(dd)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frame draw:style-name="SmallSlideNote" draw:layer="layout" svg:width="5.917cm" svg:height="2.5cm" svg:x="20.4cm" svg:y="3.8cm">
          <draw:text-box>
            <text:p>forgetting a class's </text:p>
            <text:p>own #include</text:p>
          </draw:text-box>
        </draw:frame>
        <draw:frame draw:style-name="SmallSlideNote" draw:layer="layout" svg:width="5.126cm" svg:height="2.5cm" svg:x="20.301cm" svg:y="6.301cm">
          <draw:text-box>
            <text:p>forgetting class::</text:p>
            <text:p>scope resolution</text:p>
          </draw:text-box>
        </draw:frame>
        <draw:frame draw:style-name="SmallSlideNote" draw:layer="layout" svg:width="6.979cm" svg:height="2.5cm" svg:x="20.374cm" svg:y="10cm">
          <draw:text-box>
            <text:p>using = syntax instead </text:p>
            <text:p>of ( ) in the member</text:p>
            <text:p>initializations</text:p>
          </draw:text-box>
        </draw:frame>
        <draw:frame draw:style-name="SmallSlideNote" draw:layer="layout" svg:width="7.137cm" svg:height="2.5cm" svg:x="20.321cm" svg:y="14.55cm">
          <draw:text-box>
            <text:p>not putting the member</text:p>
            <text:p>initializations <text:span text:style-name="T6">before</text:span> the</text:p>
            <text:p>opening left brace</text:p>
          </draw:text-box>
        </draw:frame>
        <draw:custom-shape draw:style-name="gr16" draw:text-style-name="P5" draw:layer="layout" svg:width="2cm" svg:height="2.787cm" svg:x="17.6cm" svg:y="16.101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11.262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6.463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3.064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fault 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value type objects can often be created without any arguments</text:p>
                <text:list>
                  <text:list-item>
                    <text:p>if all arguments have defaults the effect is the same 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0.372cm" svg:height="6.5cm" svg:x="2.928cm" svg:y="9.1cm">
          <text:p text:style-name="P9"><text:span text:style-name="T1">#include “rope.hpp”</text:span></text:p>
          <text:p text:style-name="P9"><text:span text:style-name="T1"/></text:p>
          <text:p text:style-name="P9"><text:span text:style-name="T1">void example()</text:span></text:p>
          <text:p text:style-name="P9"><text:span text:style-name="T1">{</text:span></text:p>
          <text:p text:style-name="P9"><text:span text:style-name="T1"><text:s text:c="2"/></text:span><text:span text:style-name="T1">rope old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.299cm" svg:height="5.286cm" svg:x="15.601cm" svg:y="13.014cm">
          <text:p text:style-name="P9"><text:span text:style-name="T1">class rope</text:span></text:p>
          <text:p text:style-name="P9"><text:span text:style-name="T1">{</text:span></text:p>
          <text:p text:style-name="P9"><text:span text:style-name="T1">public:</text:span></text:p>
          <text:p text:style-name="P9"><text:span text:style-name="T1"><text:s text:c="4"/></text:span><text:span text:style-name="T1">rope();</text:span></text:p>
          <text:p text:style-name="P9"><text:span text:style-name="T1"><text:s text:c="4"/></text:span><text:span text:style-name="T1">...</text:span></text:p>
          <text:p text:style-name="P9"><text:span text:style-name="T1">};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8.5cm" svg:y1="13cm" svg:x2="13.5cm" svg:y2="13cm">
          <text:p/>
        </draw:line>
        <draw:line draw:style-name="gr9" draw:text-style-name="P7" draw:layer="layout" svg:x1="13.6cm" svg:y1="13cm" svg:x2="14.6cm" svg:y2="13cm">
          <text:p/>
        </draw:line>
        <draw:line draw:style-name="gr9" draw:text-style-name="P7" draw:layer="layout" svg:x1="14.6cm" svg:y1="13cm" svg:x2="14.6cm" svg:y2="16cm">
          <text:p/>
        </draw:line>
        <draw:line draw:style-name="gr9" draw:text-style-name="P7" draw:layer="layout" svg:x1="14.6cm" svg:y1="16cm" svg:x2="15.6cm" svg:y2="16cm">
          <text:p/>
        </draw:line>
        <draw:line draw:style-name="gr11" draw:text-style-name="P7" draw:layer="layout" svg:x1="15.7cm" svg:y1="16cm" svg:x2="17.2cm" svg:y2="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Very Common Mistak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SmallSlideNote" draw:text-style-name="P10" draw:layer="layout" svg:width="12cm" svg:height="2.521cm" svg:x="14cm" svg:y="6.844cm">
          <draw:text-box>
            <text:p text:style-name="P10">this defines an object of type rope called old</text:p>
          </draw:text-box>
        </draw:frame>
        <draw:custom-shape draw:style-name="gr19" draw:text-style-name="P2" draw:layer="layout" svg:width="8.89cm" svg:height="5cm" svg:x="3.61cm" svg:y="6cm">
          <text:p text:style-name="P9"><text:span text:style-name="T1">void correct()</text:span></text:p>
          <text:p text:style-name="P9"><text:span text:style-name="T1">{</text:span></text:p>
          <text:p text:style-name="P9"><text:span text:style-name="T1"><text:s text:c="2"/></text:span><text:span text:style-name="T1">rope old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89cm" svg:height="5cm" svg:x="3.5cm" svg:y="12cm">
          <text:p text:style-name="P9"><text:span text:style-name="T1">void incorrect()</text:span></text:p>
          <text:p text:style-name="P9"><text:span text:style-name="T1">{</text:span></text:p>
          <text:p text:style-name="P9"><text:span text:style-name="T1"><text:s text:c="2"/></text:span><text:span text:style-name="T1">rope old()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4cm" svg:x="1.2cm" svg:y="6.6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.5cm" svg:y="12.8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frame draw:style-name="SmallSlideNote" draw:text-style-name="P11" draw:layer="layout" svg:width="13.137cm" svg:height="4.791cm" svg:x="13.863cm" svg:y="12.5cm">
          <draw:text-box>
            <text:p text:style-name="P11"><text:span text:style-name="T7">this declares a function called old that accepts no arguments and returns a rope object</text:span></text:p>
          </draw:text-box>
        </draw:frame>
        <draw:line draw:style-name="gr11" draw:text-style-name="P7" draw:layer="layout" svg:x1="8.8cm" svg:y1="16.3cm" svg:x2="8.8cm" svg:y2="14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hen an object's life ends it's destructor is automatically called</text:p>
              </text:list-item>
              <text:list-item>
                <text:p>the “complement” of a constructor</text:p>
              </text:list-item>
            </text:list>
          </draw:text-box>
        </draw:frame>
        <draw:custom-shape draw:style-name="gr5" draw:text-style-name="P2" draw:layer="layout" svg:width="13.074cm" svg:height="6.5cm" svg:x="2.8cm" svg:y="9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...</text:span></text:p>
          <text:p><text:span text:style-name="T2">} </text:span><text:span text:style-name="T8">// today.~date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6.5cm" svg:x="14.3cm" svg:y="13.6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5"/></text:span><text:span text:style-name="T1">~date();</text:span></text:p>
          <text:p><text:span text:style-name="T1"><text:s text:c="5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.8cm" svg:y1="14.8cm" svg:x2="12.8cm" svg:y2="14.8cm">
          <text:p/>
        </draw:line>
        <draw:line draw:style-name="gr10" draw:text-style-name="P7" draw:layer="layout" svg:x1="12.9cm" svg:y1="14.8cm" svg:x2="12.9cm" svg:y2="15.3cm">
          <text:p/>
        </draw:line>
        <draw:line draw:style-name="gr9" draw:text-style-name="P7" draw:layer="layout" svg:x1="12.9cm" svg:y1="16.6cm" svg:x2="14.4cm" svg:y2="16.6cm">
          <text:p/>
        </draw:line>
        <draw:line draw:style-name="gr11" draw:text-style-name="P7" draw:layer="layout" svg:x1="14.3cm" svg:y1="16.6cm" svg:x2="15.8cm" svg:y2="16.6cm">
          <text:p/>
        </draw:line>
        <draw:line draw:style-name="gr9" draw:text-style-name="P7" draw:layer="layout" svg:x1="12.9cm" svg:y1="15.6cm" svg:x2="12.9cm" svg:y2="16.6cm">
          <text:p/>
        </draw:line>
        <draw:frame draw:style-name="SmallSlideNote" draw:text-style-name="P12" draw:layer="layout" svg:width="2cm" svg:height="2.5cm" svg:x="20cm" svg:y="5.6cm">
          <draw:text-box>
            <text:p text:style-name="P12">~</text:p>
          </draw:text-box>
        </draw:frame>
        <draw:frame draw:style-name="SmallSlideNote" draw:layer="layout" svg:width="7.137cm" svg:height="2.5cm" svg:x="18.4cm" svg:y="9.6cm">
          <draw:text-box>
            <text:p>the destructor never has any parameters - you don't call it...</text:p>
          </draw:text-box>
        </draw:frame>
        <draw:line draw:style-name="gr9" draw:text-style-name="P7" draw:layer="layout" svg:x1="19.7cm" svg:y1="12cm" svg:x2="19.7cm" svg:y2="13.5cm">
          <text:p/>
        </draw:line>
        <draw:line draw:style-name="gr11" draw:text-style-name="P7" draw:layer="layout" svg:x1="19.7cm" svg:y1="13.5cm" svg:x2="19.7cm" svg:y2="16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orag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++ inherits the same 3 storage classes as C</text:p>
                <text:list>
                  <text:list-item>
                    <text:p>static - eg global variables</text:p>
                  </text:list-item>
                  <text:list-item>
                    <text:p>automatic - eg local variables</text:p>
                  </text:list-item>
                  <text:list-item>
                    <text:p>dynamic - using a new expression</text:p>
                    <text:list>
                      <text:list-item>
                        <text:p>equivalent of malloc/calloc</text:p>
                      </text:list-item>
                      <text:list-item>
                        <text:p>returns a point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2" draw:layer="layout" svg:width="20.324cm" svg:height="6.684cm" svg:x="3.5cm" svg:y="12.216cm">
          <text:p text:style-name="P9"><text:span text:style-name="T2">date global(2011,3,7);</text:span></text:p>
          <text:p text:style-name="P9"><text:span text:style-name="T2"/></text:p>
          <text:p text:style-name="P9"><text:span text:style-name="T2">int main()</text:span></text:p>
          <text:p text:style-name="P9"><text:span text:style-name="T2">{</text:span></text:p>
          <text:p text:style-name="P9"><text:span text:style-name="T2"><text:s text:c="3"/></text:span><text:span text:style-name="T2">date local(2011,3,7);</text:span></text:p>
          <text:p text:style-name="P9"><text:span text:style-name="T2"><text:s text:c="3"/></text:span><text:span text:style-name="T2">date * dynamic = new date(2011,3,7);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8.599cm" svg:height="1.4cm" svg:x="18.901cm" svg:y="19.5cm">
          <draw:text-box>
            <text:p text:style-name="P11">new is a keyword</text:p>
          </draw:text-box>
        </draw:frame>
        <draw:line draw:style-name="gr9" draw:text-style-name="P7" draw:layer="layout" svg:x1="18.5cm" svg:y1="20cm" svg:x2="14.5cm" svg:y2="20cm">
          <text:p/>
        </draw:line>
        <draw:line draw:style-name="gr24" draw:text-style-name="P7" draw:layer="layout" svg:x1="14.5cm" svg:y1="20cm" svg:x2="14.5cm" svg:y2="1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ynamic Storage Exam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delete expression is required to destruct an object created by a new expression</text:p>
              </text:list-item>
              <text:list-item>
                <text:p>there is no garbage collection</text:p>
              </text:list-item>
            </text:list>
          </draw:text-box>
        </draw:frame>
        <draw:custom-shape draw:style-name="gr25" draw:text-style-name="P2" draw:layer="layout" svg:width="14cm" svg:height="8.546cm" svg:x="1.4cm" svg:y="10.8cm">
          <text:p text:style-name="P9"><text:span text:style-name="T2">eg global;</text:span></text:p>
          <text:p text:style-name="P9"><text:span text:style-name="T2"/></text:p>
          <text:p text:style-name="P9"><text:span text:style-name="T2">int main()</text:span></text:p>
          <text:p text:style-name="P9"><text:span text:style-name="T2">{</text:span></text:p>
          <text:p text:style-name="P9"><text:span text:style-name="T2"><text:s text:c="3"/></text:span><text:span text:style-name="T2">eg local;</text:span></text:p>
          <text:p text:style-name="P9"><text:span text:style-name="T2"><text:s text:c="3"/></text:span><text:span text:style-name="T2">eg * dynamic = new eg;</text:span></text:p>
          <text:p text:style-name="P9"><text:span text:style-name="T2"><text:s text:c="3"/></text:span><text:span text:style-name="T2">...</text:span></text:p>
          <text:p text:style-name="P9"><text:span text:style-name="T2"><text:s text:c="3"/></text:span><text:span text:style-name="T2">delete dynamic;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5cm" svg:height="1.026cm" svg:x="1.5cm" svg:y="8.7cm">
          <text:p><text:span text:style-name="T1">eg::~eg() { std::cerr &lt;&lt; “eg::~eg()” &lt;&lt; std::endl; }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6.8cm" svg:height="4.315cm" svg:x="20.3cm" svg:y="13.285cm">
          <text:p text:style-name="P13">eg::~eg()</text:p>
          <text:p text:style-name="P13">eg::~eg()</text:p>
          <text:p text:style-name="P13">eg::~eg()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cm" svg:y1="17.7cm" svg:x2="15.5cm" svg:y2="17.7cm">
          <text:p/>
        </draw:line>
        <draw:line draw:style-name="gr9" draw:text-style-name="P7" draw:layer="layout" svg:x1="15.5cm" svg:y1="17.7cm" svg:x2="16.5cm" svg:y2="17.7cm">
          <text:p/>
        </draw:line>
        <draw:line draw:style-name="gr9" draw:text-style-name="P7" draw:layer="layout" svg:x1="16.5cm" svg:y1="17.7cm" svg:x2="16.5cm" svg:y2="13.7cm">
          <text:p/>
        </draw:line>
        <draw:line draw:style-name="gr24" draw:text-style-name="P7" draw:layer="layout" svg:x1="16.5cm" svg:y1="13.8cm" svg:x2="20cm" svg:y2="13.8cm">
          <text:p/>
        </draw:line>
        <draw:line draw:style-name="gr10" draw:text-style-name="P7" draw:layer="layout" svg:x1="7.9cm" svg:y1="15.2cm" svg:x2="15.4cm" svg:y2="15.2cm">
          <text:p/>
        </draw:line>
        <draw:line draw:style-name="gr24" draw:text-style-name="P7" draw:layer="layout" svg:x1="15.6cm" svg:y1="15.2cm" svg:x2="20.1cm" svg:y2="15.2cm">
          <text:p/>
        </draw:line>
        <draw:line draw:style-name="gr10" draw:text-style-name="P7" draw:layer="layout" svg:x1="6.9cm" svg:y1="11.2cm" svg:x2="15.4cm" svg:y2="11.2cm">
          <text:p/>
        </draw:line>
        <draw:line draw:style-name="gr9" draw:text-style-name="P7" draw:layer="layout" svg:x1="15.5cm" svg:y1="11.2cm" svg:x2="17.5cm" svg:y2="11.2cm">
          <text:p/>
        </draw:line>
        <draw:line draw:style-name="gr9" draw:text-style-name="P7" draw:layer="layout" svg:x1="17.5cm" svg:y1="11.2cm" svg:x2="17.5cm" svg:y2="16.7cm">
          <text:p/>
        </draw:line>
        <draw:line draw:style-name="gr24" draw:text-style-name="P7" draw:layer="layout" svg:x1="17.5cm" svg:y1="16.8cm" svg:x2="20cm" svg:y2="16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be opinion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pying an object...</text:p>
                <text:list>
                  <text:list-item>
                    <text:p>as it is created == copy construction</text:p>
                  </text:list-item>
                  <text:list-item>
                    <text:p>after it is created == copy assignment</text:p>
                  </text:list-item>
                </text:list>
              </text:list-item>
            </text:list>
          </draw:text-box>
        </draw:frame>
        <draw:custom-shape draw:style-name="gr28" draw:text-style-name="P2" draw:layer="layout" svg:width="12.998cm" svg:height="8.546cm" svg:x="2cm" svg:y="9.816cm">
          <text:p text:style-name="P9"><text:span text:style-name="T2">int main()</text:span></text:p>
          <text:p text:style-name="P9"><text:span text:style-name="T2">{</text:span></text:p>
          <text:p text:style-name="P9"><text:span text:style-name="T2"><text:s text:c="3"/></text:span><text:span text:style-name="T2">date local(2011,3,7);</text:span></text:p>
          <text:p text:style-name="P9"><text:span text:style-name="T2"/></text:p>
          <text:p text:style-name="P9"><text:span text:style-name="T2"><text:s text:c="3"/></text:span><text:span text:style-name="T2">date copy = local;</text:span></text:p>
          <text:p text:style-name="P9"><text:span text:style-name="T2"><text:s text:c="3"/></text:span><text:span text:style-name="T2">date another(copy);</text:span></text:p>
          <text:p text:style-name="P9"><text:span text:style-name="T2"/></text:p>
          <text:p text:style-name="P9"><text:span text:style-name="T2"><text:s text:c="3"/></text:span><text:span text:style-name="T2">copy = local;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9.5cm" svg:height="2.499cm" svg:x="16.3cm" svg:y="13.2cm">
          <draw:text-box>
            <text:p text:style-name="P11"><text:span text:style-name="T7">copy construction</text:span></text:p>
          </draw:text-box>
        </draw:frame>
        <draw:frame draw:style-name="gr29" draw:text-style-name="P11" draw:layer="layout" svg:width="9.5cm" svg:height="2.499cm" svg:x="16.3cm" svg:y="14.401cm">
          <draw:text-box>
            <text:p text:style-name="P11"><text:span text:style-name="T7">copy construction</text:span></text:p>
          </draw:text-box>
        </draw:frame>
        <draw:frame draw:style-name="gr29" draw:text-style-name="P11" draw:layer="layout" svg:width="9.5cm" svg:height="2.499cm" svg:x="16.3cm" svg:y="16.102cm">
          <draw:text-box>
            <text:p text:style-name="P11"><text:span text:style-name="T7">copy assignment</text:span></text:p>
          </draw:text-box>
        </draw:frame>
        <draw:line draw:style-name="gr10" draw:text-style-name="P7" draw:layer="layout" svg:x1="13cm" svg:y1="14cm" svg:x2="15cm" svg:y2="14cm">
          <text:p/>
        </draw:line>
        <draw:line draw:style-name="gr10" draw:text-style-name="P7" draw:layer="layout" svg:x1="13.6cm" svg:y1="15cm" svg:x2="15cm" svg:y2="15cm">
          <text:p/>
        </draw:line>
        <draw:line draw:style-name="gr10" draw:text-style-name="P7" draw:layer="layout" svg:x1="10.6cm" svg:y1="16.9cm" svg:x2="15.1cm" svg:y2="16.9cm">
          <text:p/>
        </draw:line>
        <draw:line draw:style-name="gr24" draw:text-style-name="P7" draw:layer="layout" svg:x1="15cm" svg:y1="14cm" svg:x2="16.5cm" svg:y2="14cm">
          <text:p/>
        </draw:line>
        <draw:line draw:style-name="gr24" draw:text-style-name="P7" draw:layer="layout" svg:x1="15cm" svg:y1="15cm" svg:x2="16.5cm" svg:y2="15cm">
          <text:p/>
        </draw:line>
        <draw:line draw:style-name="gr24" draw:text-style-name="P7" draw:layer="layout" svg:x1="15cm" svg:y1="16.9cm" svg:x2="16.5cm" svg:y2="16.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0" draw:text-style-name="P2" draw:layer="layout" svg:width="20.824cm" svg:height="8.046cm" svg:x="2.676cm" svg:y="3.154cm">
          <text:p text:style-name="P9"><text:span text:style-name="T2">class date</text:span></text:p>
          <text:p text:style-name="P9"><text:span text:style-name="T2">{</text:span></text:p>
          <text:p text:style-name="P9"><text:span text:style-name="T2">public:</text:span></text:p>
          <text:p text:style-name="P9"><text:span text:style-name="T2"><text:s text:c="4"/></text:span><text:span text:style-name="T2">...</text:span></text:p>
          <text:p text:style-name="P9"><text:span text:style-name="T2"><text:s text:c="4"/></text:span><text:span text:style-name="T2">date(const date &amp; other);</text:span></text:p>
          <text:p text:style-name="P9"><text:span text:style-name="T2"><text:s text:c="4"/></text:span><text:span text:style-name="T2">date &amp; operator=(const date &amp; rhs);</text:span></text:p>
          <text:p text:style-name="P9"><text:span text:style-name="T2"><text:s text:c="4"/></text:span><text:span text:style-name="T2">...</text:span></text:p>
          <text:p text:style-name="P9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0.833cm" svg:height="8.046cm" svg:x="2.646cm" svg:y="11.754cm">
          <text:p text:style-name="P9"><text:span text:style-name="T2">date::date(const date &amp; other) ...</text:span></text:p>
          <text:p text:style-name="P9"><text:span text:style-name="T2">{ ...</text:span></text:p>
          <text:p text:style-name="P9"><text:span text:style-name="T2">}</text:span></text:p>
          <text:p text:style-name="P9"><text:span text:style-name="T2"/></text:p>
          <text:p text:style-name="P9"><text:span text:style-name="T2">date &amp; date::operator=(const date &amp; rhs)</text:span></text:p>
          <text:p text:style-name="P9"><text:span text:style-name="T2">{</text:span></text:p>
          <text:p text:style-name="P9"><text:span text:style-name="T2"><text:s text:c="4"/></text:span><text:span text:style-name="T2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 constructor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if you don't write a copy constructor the compiler will attempt to write one for you</text:p>
                <text:list>
                  <text:list-item>
                    <text:p>it will do a member by member copy construction</text:p>
                  </text:list-item>
                </text:list>
              </text:list-item>
            </text:list>
          </draw:text-box>
        </draw:frame>
        <draw:custom-shape draw:style-name="gr32" draw:text-style-name="P2" draw:layer="layout" svg:width="16.824cm" svg:height="7.615cm" svg:x="2.176cm" svg:y="9.385cm">
          <text:p text:style-name="P9"><text:span text:style-name="T2">/*</text:span></text:p>
          <text:p text:style-name="P9"><text:span text:style-name="T2">date::date(const date &amp; other)</text:span></text:p>
          <text:p text:style-name="P9"><text:span text:style-name="T2"><text:s text:c="2"/></text:span><text:span text:style-name="T2">: ccyy(other.ccyy)</text:span></text:p>
          <text:p text:style-name="P9"><text:span text:style-name="T2"><text:s text:c="2"/></text:span><text:span text:style-name="T2">, mm(other.mm) </text:span></text:p>
          <text:p text:style-name="P9"><text:span text:style-name="T2"><text:s text:c="2"/></text:span><text:span text:style-name="T2">, dd(other.dd)</text:span></text:p>
          <text:p text:style-name="P9"><text:span text:style-name="T2">{</text:span></text:p>
          <text:p text:style-name="P9"><text:span text:style-name="T2">}</text:span></text:p>
          <text:p text:style-name="P9"><text:span text:style-name="T2">*/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2cm" svg:y1="7.3cm" svg:x2="22cm" svg:y2="13.8cm">
          <text:p/>
        </draw:line>
        <draw:line draw:style-name="gr9" draw:text-style-name="P7" draw:layer="layout" svg:x1="22cm" svg:y1="13.8cm" svg:x2="19cm" svg:y2="13.8cm">
          <text:p/>
        </draw:line>
        <draw:line draw:style-name="gr9" draw:text-style-name="P7" draw:layer="layout" svg:x1="22cm" svg:y1="12.8cm" svg:x2="19cm" svg:y2="12.8cm">
          <text:p/>
        </draw:line>
        <draw:line draw:style-name="gr9" draw:text-style-name="P7" draw:layer="layout" svg:x1="22cm" svg:y1="11.7cm" svg:x2="19cm" svg:y2="11.7cm">
          <text:p/>
        </draw:line>
        <draw:line draw:style-name="gr11" draw:text-style-name="P7" draw:layer="layout" svg:x1="18.9cm" svg:y1="13.8cm" svg:x2="11.4cm" svg:y2="13.8cm">
          <text:p/>
        </draw:line>
        <draw:line draw:style-name="gr11" draw:text-style-name="P7" draw:layer="layout" svg:x1="18.9cm" svg:y1="12.8cm" svg:x2="11.4cm" svg:y2="12.8cm">
          <text:p/>
        </draw:line>
        <draw:line draw:style-name="gr11" draw:text-style-name="P7" draw:layer="layout" svg:x1="19cm" svg:y1="11.7cm" svg:x2="12.5cm" svg:y2="11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 assignment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if you don't write a copy assignment operator the compiler will attempt to write one for you</text:p>
                <text:list>
                  <text:list-item>
                    <text:p>it will do a member by member copy assignment</text:p>
                  </text:list-item>
                </text:list>
              </text:list-item>
            </text:list>
          </draw:text-box>
        </draw:frame>
        <draw:custom-shape draw:style-name="gr33" draw:text-style-name="P2" draw:layer="layout" svg:width="15.294cm" svg:height="8.546cm" svg:x="2.706cm" svg:y="8.654cm">
          <text:p text:style-name="P9"><text:span text:style-name="T2">/*</text:span></text:p>
          <text:p text:style-name="P9"><text:span text:style-name="T2">date &amp;</text:span></text:p>
          <text:p text:style-name="P9"><text:span text:style-name="T2">date::date(const date &amp; rhs)</text:span></text:p>
          <text:p text:style-name="P9"><text:span text:style-name="T2">{</text:span></text:p>
          <text:p text:style-name="P9"><text:span text:style-name="T2"><text:s text:c="2"/></text:span><text:span text:style-name="T2">ccyy = rhs.ccyy;</text:span></text:p>
          <text:p text:style-name="P9"><text:span text:style-name="T2"><text:s text:c="2"/></text:span><text:span text:style-name="T2">mm = rhs.mm;</text:span></text:p>
          <text:p text:style-name="P9"><text:span text:style-name="T2"><text:s text:c="2"/></text:span><text:span text:style-name="T2">dd = rhs.dd;</text:span></text:p>
          <text:p text:style-name="P9"><text:span text:style-name="T2"><text:s text:c="2"/></text:span><text:span text:style-name="T2">return *this;</text:span></text:p>
          <text:p text:style-name="P9"><text:span text:style-name="T2">}*/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5cm" svg:y1="7.4cm" svg:x2="21.5cm" svg:y2="14.9cm">
          <text:p/>
        </draw:line>
        <draw:line draw:style-name="gr11" draw:text-style-name="P7" draw:layer="layout" svg:x1="18cm" svg:y1="14.9cm" svg:x2="10.5cm" svg:y2="14.9cm">
          <text:p/>
        </draw:line>
        <draw:line draw:style-name="gr11" draw:text-style-name="P7" draw:layer="layout" svg:x1="18cm" svg:y1="13.9cm" svg:x2="10.5cm" svg:y2="13.9cm">
          <text:p/>
        </draw:line>
        <draw:line draw:style-name="gr11" draw:text-style-name="P7" draw:layer="layout" svg:x1="18cm" svg:y1="13cm" svg:x2="12.1cm" svg:y2="13cm">
          <text:p/>
        </draw:line>
        <draw:line draw:style-name="gr9" draw:text-style-name="P7" draw:layer="layout" svg:x1="18cm" svg:y1="13cm" svg:x2="21.5cm" svg:y2="13cm">
          <text:p/>
        </draw:line>
        <draw:line draw:style-name="gr9" draw:text-style-name="P7" draw:layer="layout" svg:x1="18cm" svg:y1="13.9cm" svg:x2="21.5cm" svg:y2="13.9cm">
          <text:p/>
        </draw:line>
        <draw:line draw:style-name="gr9" draw:text-style-name="P7" draw:layer="layout" svg:x1="18cm" svg:y1="14.9cm" svg:x2="21.5cm" svg:y2="14.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 rule of 3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let the compiler write them and add a comment to that effect, or</text:p>
              </text:list-item>
              <text:list-item>
                <text:p>write your own because the compiler generated ones would be wrong</text:p>
              </text:list-item>
              <text:list-item>
                <text:p>turn copying off by declaring them priv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mart 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14H54M10S</meta:editing-duration>
    <meta:editing-cycles>47</meta:editing-cycles>
    <dc:date>2011-03-07T21:48:13</dc:date>
    <meta:generator>NeoOffice/3.1.2$Unix OpenOffice.org_project/Patch 4</meta:generator>
    <meta:document-statistic meta:object-count="200"/>
  </office:meta>
</office:document-meta>
</file>